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Tokens" style:family="table">
      <style:table-properties style:width="17.595cm" fo:margin-left="0cm" table:align="left"/>
    </style:style>
    <style:style style:name="Tabla1-Tokens.A" style:family="table-column">
      <style:table-column-properties style:column-width="6.13cm"/>
    </style:style>
    <style:style style:name="Tabla1-Tokens.B" style:family="table-column">
      <style:table-column-properties style:column-width="11.465cm"/>
    </style:style>
    <style:style style:name="Tabla1-Tokens.A1" style:family="table-cell">
      <style:table-cell-properties fo:padding="0.097cm" fo:border-left="0.05pt solid #000000" fo:border-right="none" fo:border-top="0.05pt solid #000000" fo:border-bottom="0.05pt solid #000000"/>
    </style:style>
    <style:style style:name="Tabla1-Tokens.B1" style:family="table-cell">
      <style:table-cell-properties fo:padding="0.097cm" fo:border="0.05pt solid #000000"/>
    </style:style>
    <style:style style:name="Tabla1-Tokens.A2" style:family="table-cell">
      <style:table-cell-properties fo:padding="0.097cm" fo:border-left="0.05pt solid #000000" fo:border-right="none" fo:border-top="none" fo:border-bottom="0.05pt solid #000000"/>
    </style:style>
    <style:style style:name="Tabla1-Tokens.B2" style:family="table-cell">
      <style:table-cell-properties fo:padding="0.097cm" fo:border-left="0.05pt solid #000000" fo:border-right="0.05pt solid #000000" fo:border-top="none" fo:border-bottom="0.05pt solid #000000"/>
    </style:style>
    <style:style style:name="P1" style:family="paragraph" style:parent-style-name="Standard" style:list-style-name="">
      <style:paragraph-properties fo:text-align="center" style:justify-single-word="false" style:text-autospace="none"/>
    </style:style>
    <style:style style:name="P2" style:family="paragraph" style:parent-style-name="Text_20_body">
      <style:text-properties officeooo:paragraph-rsid="0004b2b6"/>
    </style:style>
    <style:style style:name="P3" style:family="paragraph" style:parent-style-name="Text_20_body">
      <style:text-properties officeooo:paragraph-rsid="0006e784"/>
    </style:style>
    <style:style style:name="P4" style:family="paragraph" style:parent-style-name="Text_20_body">
      <style:text-properties officeooo:paragraph-rsid="0009a8ea"/>
    </style:style>
    <style:style style:name="P5" style:family="paragraph" style:parent-style-name="Text_20_body">
      <style:text-properties officeooo:paragraph-rsid="000a03f3"/>
    </style:style>
    <style:style style:name="P6" style:family="paragraph" style:parent-style-name="Text_20_body" style:list-style-name="L1">
      <style:text-properties officeooo:paragraph-rsid="000a03f3"/>
    </style:style>
    <style:style style:name="P7" style:family="paragraph" style:parent-style-name="Text_20_body" style:list-style-name="L2">
      <style:text-properties officeooo:paragraph-rsid="000a03f3"/>
    </style:style>
    <style:style style:name="P8" style:family="paragraph" style:parent-style-name="Heading_20_1">
      <style:paragraph-properties fo:break-before="page"/>
    </style:style>
    <style:style style:name="P9" style:family="paragraph" style:parent-style-name="Table_20_Contents">
      <style:text-properties officeooo:paragraph-rsid="0006e784"/>
    </style:style>
    <style:style style:name="P10" style:family="paragraph" style:parent-style-name="Table_20_Contents">
      <style:paragraph-properties fo:text-align="center" style:justify-single-word="false"/>
      <style:text-properties fo:font-weight="bold" officeooo:paragraph-rsid="0006e784" style:font-weight-asian="bold" style:font-weight-complex="bold"/>
    </style:style>
    <style:style style:name="P11" style:family="paragraph" style:parent-style-name="Table_20_Contents">
      <style:paragraph-properties fo:text-align="center" style:justify-single-word="false"/>
      <style:text-properties officeooo:paragraph-rsid="0006e784"/>
    </style:style>
    <style:style style:name="P12" style:family="paragraph" style:parent-style-name="Table_20_Contents">
      <style:paragraph-properties fo:text-align="center" style:justify-single-word="false"/>
      <style:text-properties officeooo:paragraph-rsid="0008ad47"/>
    </style:style>
    <style:style style:name="P13" style:family="paragraph" style:parent-style-name="Table_20_Contents">
      <style:text-properties officeooo:paragraph-rsid="0008ad47"/>
    </style:style>
    <style:style style:name="T1" style:family="text">
      <style:text-properties officeooo:rsid="0004b2b6"/>
    </style:style>
    <style:style style:name="T2" style:family="text">
      <style:text-properties officeooo:rsid="0005600d"/>
    </style:style>
    <style:style style:name="T3" style:family="text">
      <style:text-properties officeooo:rsid="0006e784"/>
    </style:style>
    <style:style style:name="T4" style:family="text">
      <style:text-properties officeooo:rsid="0008ad47"/>
    </style:style>
    <style:style style:name="T5" style:family="text">
      <style:text-properties officeooo:rsid="0009a8ea"/>
    </style:style>
    <style:style style:name="T6" style:family="text">
      <style:text-properties officeooo:rsid="000a03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Descripción del Problema</text:span></text:h>
      <text:p text:style-name="P2"><text:span text:style-name="T1">El análisis léxico (scanner) es el primer paso que se realiza en el proceso de compilación. En este se verifica que todos los caracteres y símbolos ingresados se han escrito correctamente.</text:span></text:p>
      <text:p text:style-name="P2"><text:span text:style-name="T1">Para este curso se desarrollará un compilador para el lenguaje XHTML. La primera parte del proyecto constituye el desarrollo del analizador léxico para este lenguaje. XHTML es una variante de HTML pero un poco más estricto en cuanto a algunas de sus reglas. Estas reglas tuvieron que ser investigadas para determinar los tokens que retornará el scanner y que leerá el analizador sintáctico.</text:span></text:p>
      <text:p text:style-name="P2"><text:span text:style-name="T1">La especificación del analizador léxico tiene que ser desarrollada en </text:span><text:span text:style-name="T2">Flex</text:span><text:span text:style-name="T1">. Los errores tienen que ser manejados por el stderr y la entrada y salida de datos tiene que ser por medio del stdin y stdout respectivamente.</text:span></text:p>
      <text:h text:style-name="Heading_20_1" text:outline-level="1"><text:span text:style-name="T1">Diseño del Programa</text:span></text:h>
      <text:h text:style-name="Heading_20_2" text:outline-level="2"><text:span text:style-name="T1">Decisiones de Diseño</text:span></text:h>
      <text:p text:style-name="P2"><text:span text:style-name="T1">Para la implementación del analizador léxico se podía utilizar </text:span><text:span text:style-name="T2">Flex o JFlex</text:span><text:span text:style-name="T1">. Se decidió usa</text:span><text:span text:style-name="T2">r C porque en los ejemplos de clase se utilizó Flex. Además, se contaba con bastante documentación de Flex para consultar. La página oficial de Flex publicó una guía de cómo utilizarlo, desde lo más básico como lo es la instalación, estructura del archivo y compilación del programa; hasta lo más complejo como el manejo de memoria o la creación de tablas serializables.</text:span></text:p>
      <text:h text:style-name="Heading_20_2" text:outline-level="2"><text:span text:style-name="T2">Algoritmos usados</text:span></text:h>
      <text:h text:style-name="Heading_20_3" text:outline-level="3"><text:span text:style-name="T2">Lista de Tokens</text:span></text:h>
      <text:p text:style-name="P4"><text:span text:style-name="T5">Los tokens fueron definidos dentro del archivo Tokens.h</text:span></text:p>
      <table:table table:name="Tabla1-Tokens" table:style-name="Tabla1-Tokens">
        <table:table-column table:style-name="Tabla1-Tokens.A"/>
        <table:table-column table:style-name="Tabla1-Tokens.B"/>
        <table:table-row>
          <table:table-cell table:style-name="Tabla1-Tokens.A1" office:value-type="string">
            <text:p text:style-name="P10"><text:span text:style-name="T3">Token</text:span></text:p>
          </table:table-cell>
          <table:table-cell table:style-name="Tabla1-Tokens.B1" office:value-type="string">
            <text:p text:style-name="P10"><text:span text:style-name="T3">Descripción</text:span></text:p>
          </table:table-cell>
        </table:table-row>
        <table:table-row>
          <table:table-cell table:style-name="Tabla1-Tokens.A2" office:value-type="string">
            <text:p text:style-name="P11"><text:span text:style-name="T3">ERROR</text:span></text:p>
          </table:table-cell>
          <table:table-cell table:style-name="Tabla1-Tokens.B2" office:value-type="string">
            <text:p text:style-name="P9"><text:span text:style-name="T3">Token para identificar los errores léxicos. Este se utiliza para los caracteres inválidos.</text:span></text:p>
          </table:table-cell>
        </table:table-row>
        <table:table-row>
          <table:table-cell table:style-name="Tabla1-Tokens.A2" office:value-type="string">
            <text:p text:style-name="P11"><text:span text:style-name="T3">A</text:span></text:p>
          </table:table-cell>
          <table:table-cell table:style-name="Tabla1-Tokens.B2" office:value-type="string">
            <text:p text:style-name="P9"><text:span text:style-name="T3">Token para la etiqueta &lt;a&gt;</text:span></text:p>
          </table:table-cell>
        </table:table-row>
        <table:table-row>
          <table:table-cell table:style-name="Tabla1-Tokens.A2" office:value-type="string">
            <text:p text:style-name="P11">_<text:span text:style-name="T3">A</text:span></text:p>
          </table:table-cell>
          <table:table-cell table:style-name="Tabla1-Tokens.B2" office:value-type="string">
            <text:p text:style-name="P9"><text:span text:style-name="T3">Token para la etiqueta &lt;/a&gt;</text:span></text:p>
          </table:table-cell>
        </table:table-row>
        <table:table-row>
          <table:table-cell table:style-name="Tabla1-Tokens.A2" office:value-type="string">
            <text:p text:style-name="P11"><text:span text:style-name="T3">ACRONYM</text:span></text:p>
          </table:table-cell>
          <table:table-cell table:style-name="Tabla1-Tokens.B2" office:value-type="string">
            <text:p text:style-name="P9"><text:span text:style-name="T3">Token para la etiqueta &lt;acronym&gt;</text:span></text:p>
          </table:table-cell>
        </table:table-row>
        <table:table-row>
          <table:table-cell table:style-name="Tabla1-Tokens.A2" office:value-type="string">
            <text:p text:style-name="P11">_<text:span text:style-name="T3">ACRONYM</text:span></text:p>
          </table:table-cell>
          <table:table-cell table:style-name="Tabla1-Tokens.B2" office:value-type="string">
            <text:p text:style-name="P9"><text:span text:style-name="T3">Token para la etiqueta &lt;/acronym&gt;</text:span></text:p>
          </table:table-cell>
        </table:table-row>
        <table:table-row>
          <table:table-cell table:style-name="Tabla1-Tokens.A2" office:value-type="string">
            <text:p text:style-name="P12"><text:span text:style-name="T4">ADDRESS</text:span></text:p>
          </table:table-cell>
          <table:table-cell table:style-name="Tabla1-Tokens.B2" office:value-type="string">
            <text:p text:style-name="P13"><text:span text:style-name="T4">Token para la etiqueta &lt;address&gt;</text:span></text:p>
          </table:table-cell>
        </table:table-row>
        <table:table-row>
          <table:table-cell table:style-name="Tabla1-Tokens.A2" office:value-type="string">
            <text:p text:style-name="P12">_<text:span text:style-name="T4">ADDRESS</text:span></text:p>
          </table:table-cell>
          <table:table-cell table:style-name="Tabla1-Tokens.B2" office:value-type="string">
            <text:p text:style-name="P13"><text:span text:style-name="T4">Token para la etiqueta &lt;/address&gt;</text:span></text:p>
          </table:table-cell>
        </table:table-row>
        <table:table-row>
          <table:table-cell table:style-name="Tabla1-Tokens.A2" office:value-type="string">
            <text:p text:style-name="P12"><text:span text:style-name="T4">APPLET</text:span></text:p>
          </table:table-cell>
          <table:table-cell table:style-name="Tabla1-Tokens.B2" office:value-type="string">
            <text:p text:style-name="P13"><text:span text:style-name="T4">Token para la etiqueta &lt;applet&gt;</text:span></text:p>
          </table:table-cell>
        </table:table-row>
        <table:table-row>
          <table:table-cell table:style-name="Tabla1-Tokens.A2" office:value-type="string">
            <text:p text:style-name="P12">_<text:span text:style-name="T4">APPLET</text:span></text:p>
          </table:table-cell>
          <table:table-cell table:style-name="Tabla1-Tokens.B2" office:value-type="string">
            <text:p text:style-name="P13"><text:span text:style-name="T4">Token para la etiqueta &lt;/applet&gt;</text:span></text:p>
          </table:table-cell>
        </table:table-row>
        <table:table-row>
          <table:table-cell table:style-name="Tabla1-Tokens.A2" office:value-type="string">
            <text:p text:style-name="P1">AREA</text:p>
          </table:table-cell>
          <table:table-cell table:style-name="Tabla1-Tokens.B2" office:value-type="string">
            <text:p text:style-name="P13"><text:span text:style-name="T4">Token para la etiqueta &lt;area&gt;</text:span></text:p>
          </table:table-cell>
        </table:table-row>
        <table:table-row>
          <table:table-cell table:style-name="Tabla1-Tokens.A2" office:value-type="string">
            <text:p text:style-name="P1">_AREA</text:p>
          </table:table-cell>
          <table:table-cell table:style-name="Tabla1-Tokens.B2" office:value-type="string">
            <text:p text:style-name="P13"><text:span text:style-name="T4">Token para la etiqueta &lt;/area&gt;</text:span></text:p>
          </table:table-cell>
        </table:table-row>
        <table:table-row>
          <table:table-cell table:style-name="Tabla1-Tokens.A2" office:value-type="string">
            <text:p text:style-name="P1">B</text:p>
          </table:table-cell>
          <table:table-cell table:style-name="Tabla1-Tokens.B2" office:value-type="string">
            <text:p text:style-name="P13"><text:span text:style-name="T4">Token para la etiqueta &lt;b&gt;</text:span></text:p>
          </table:table-cell>
        </table:table-row>
        <text:soft-page-break/>
        <table:table-row>
          <table:table-cell table:style-name="Tabla1-Tokens.A2" office:value-type="string">
            <text:p text:style-name="P1">_B</text:p>
          </table:table-cell>
          <table:table-cell table:style-name="Tabla1-Tokens.B2" office:value-type="string">
            <text:p text:style-name="P13"><text:span text:style-name="T4">Token para la etiqueta &lt;/b&gt;</text:span></text:p>
          </table:table-cell>
        </table:table-row>
        <table:table-row>
          <table:table-cell table:style-name="Tabla1-Tokens.A2" office:value-type="string">
            <text:p text:style-name="P1">BASE</text:p>
          </table:table-cell>
          <table:table-cell table:style-name="Tabla1-Tokens.B2" office:value-type="string">
            <text:p text:style-name="P13"><text:span text:style-name="T4">Token para la etiqueta &lt;base&gt;</text:span></text:p>
          </table:table-cell>
        </table:table-row>
        <table:table-row>
          <table:table-cell table:style-name="Tabla1-Tokens.A2" office:value-type="string">
            <text:p text:style-name="P1">_BASE</text:p>
          </table:table-cell>
          <table:table-cell table:style-name="Tabla1-Tokens.B2" office:value-type="string">
            <text:p text:style-name="P13"><text:span text:style-name="T4">Token para la etiqueta &lt;/base&gt;</text:span></text:p>
          </table:table-cell>
        </table:table-row>
        <table:table-row>
          <table:table-cell table:style-name="Tabla1-Tokens.A2" office:value-type="string">
            <text:p text:style-name="P1">BASEFONT</text:p>
          </table:table-cell>
          <table:table-cell table:style-name="Tabla1-Tokens.B2" office:value-type="string">
            <text:p text:style-name="P13"><text:span text:style-name="T4">Token para la etiqueta &lt;basefont&gt;</text:span></text:p>
          </table:table-cell>
        </table:table-row>
        <table:table-row>
          <table:table-cell table:style-name="Tabla1-Tokens.A2" office:value-type="string">
            <text:p text:style-name="P1">_BASEFONT</text:p>
          </table:table-cell>
          <table:table-cell table:style-name="Tabla1-Tokens.B2" office:value-type="string">
            <text:p text:style-name="P13"><text:span text:style-name="T4">Token para la etiqueta &lt;/basefont&gt;</text:span></text:p>
          </table:table-cell>
        </table:table-row>
        <table:table-row>
          <table:table-cell table:style-name="Tabla1-Tokens.A2" office:value-type="string">
            <text:p text:style-name="P1">BDO</text:p>
          </table:table-cell>
          <table:table-cell table:style-name="Tabla1-Tokens.B2" office:value-type="string">
            <text:p text:style-name="P13"><text:span text:style-name="T4">Token para la etiqueta &lt;bdo&gt;</text:span></text:p>
          </table:table-cell>
        </table:table-row>
        <table:table-row>
          <table:table-cell table:style-name="Tabla1-Tokens.A2" office:value-type="string">
            <text:p text:style-name="P1">_BDO</text:p>
          </table:table-cell>
          <table:table-cell table:style-name="Tabla1-Tokens.B2" office:value-type="string">
            <text:p text:style-name="P13"><text:span text:style-name="T4">Token para la etiqueta &lt;/bdo&gt;</text:span></text:p>
          </table:table-cell>
        </table:table-row>
        <table:table-row>
          <table:table-cell table:style-name="Tabla1-Tokens.A2" office:value-type="string">
            <text:p text:style-name="P1">BIG</text:p>
          </table:table-cell>
          <table:table-cell table:style-name="Tabla1-Tokens.B2" office:value-type="string">
            <text:p text:style-name="P13"><text:span text:style-name="T4">Token para la etiqueta &lt;big&gt;</text:span></text:p>
          </table:table-cell>
        </table:table-row>
        <table:table-row>
          <table:table-cell table:style-name="Tabla1-Tokens.A2" office:value-type="string">
            <text:p text:style-name="P1">_BIG</text:p>
          </table:table-cell>
          <table:table-cell table:style-name="Tabla1-Tokens.B2" office:value-type="string">
            <text:p text:style-name="P13"><text:span text:style-name="T4">Token para la etiqueta &lt;/big&gt;</text:span></text:p>
          </table:table-cell>
        </table:table-row>
        <table:table-row>
          <table:table-cell table:style-name="Tabla1-Tokens.A2" office:value-type="string">
            <text:p text:style-name="P1">BLOCKQUOTE</text:p>
          </table:table-cell>
          <table:table-cell table:style-name="Tabla1-Tokens.B2" office:value-type="string">
            <text:p text:style-name="P13"><text:span text:style-name="T4">Token para la etiqueta &lt;blockquote&gt;</text:span></text:p>
          </table:table-cell>
        </table:table-row>
        <table:table-row>
          <table:table-cell table:style-name="Tabla1-Tokens.A2" office:value-type="string">
            <text:p text:style-name="P1">_BLOCKQUOTE</text:p>
          </table:table-cell>
          <table:table-cell table:style-name="Tabla1-Tokens.B2" office:value-type="string">
            <text:p text:style-name="P13"><text:span text:style-name="T4">Token para la etiqueta &lt;/blockquote&gt;</text:span></text:p>
          </table:table-cell>
        </table:table-row>
        <table:table-row>
          <table:table-cell table:style-name="Tabla1-Tokens.A2" office:value-type="string">
            <text:p text:style-name="P1">BODY</text:p>
          </table:table-cell>
          <table:table-cell table:style-name="Tabla1-Tokens.B2" office:value-type="string">
            <text:p text:style-name="P13"><text:span text:style-name="T4">Token para la etiqueta &lt;body&gt;</text:span></text:p>
          </table:table-cell>
        </table:table-row>
        <table:table-row>
          <table:table-cell table:style-name="Tabla1-Tokens.A2" office:value-type="string">
            <text:p text:style-name="P1">_BODY</text:p>
          </table:table-cell>
          <table:table-cell table:style-name="Tabla1-Tokens.B2" office:value-type="string">
            <text:p text:style-name="P13"><text:span text:style-name="T4">Token para la etiqueta &lt;/body&gt;</text:span></text:p>
          </table:table-cell>
        </table:table-row>
        <table:table-row>
          <table:table-cell table:style-name="Tabla1-Tokens.A2" office:value-type="string">
            <text:p text:style-name="P1">BR</text:p>
          </table:table-cell>
          <table:table-cell table:style-name="Tabla1-Tokens.B2" office:value-type="string">
            <text:p text:style-name="P13"><text:span text:style-name="T4">Token para la etiqueta &lt;br&gt;</text:span></text:p>
          </table:table-cell>
        </table:table-row>
        <table:table-row>
          <table:table-cell table:style-name="Tabla1-Tokens.A2" office:value-type="string">
            <text:p text:style-name="P1">_BR</text:p>
          </table:table-cell>
          <table:table-cell table:style-name="Tabla1-Tokens.B2" office:value-type="string">
            <text:p text:style-name="P13"><text:span text:style-name="T4">Token para la etiqueta &lt;/br&gt;</text:span></text:p>
          </table:table-cell>
        </table:table-row>
        <table:table-row>
          <table:table-cell table:style-name="Tabla1-Tokens.A2" office:value-type="string">
            <text:p text:style-name="P1">BUTTON</text:p>
          </table:table-cell>
          <table:table-cell table:style-name="Tabla1-Tokens.B2" office:value-type="string">
            <text:p text:style-name="P13"><text:span text:style-name="T4">Token para la etiqueta &lt;button&gt;</text:span></text:p>
          </table:table-cell>
        </table:table-row>
        <table:table-row>
          <table:table-cell table:style-name="Tabla1-Tokens.A2" office:value-type="string">
            <text:p text:style-name="P1">_BUTTON</text:p>
          </table:table-cell>
          <table:table-cell table:style-name="Tabla1-Tokens.B2" office:value-type="string">
            <text:p text:style-name="P13"><text:span text:style-name="T4">Token para la etiqueta &lt;/button&gt;</text:span></text:p>
          </table:table-cell>
        </table:table-row>
        <table:table-row>
          <table:table-cell table:style-name="Tabla1-Tokens.A2" office:value-type="string">
            <text:p text:style-name="P1">CAPTION</text:p>
          </table:table-cell>
          <table:table-cell table:style-name="Tabla1-Tokens.B2" office:value-type="string">
            <text:p text:style-name="P13"><text:span text:style-name="T4">Token para la etiqueta &lt;caption&gt;</text:span></text:p>
          </table:table-cell>
        </table:table-row>
        <table:table-row>
          <table:table-cell table:style-name="Tabla1-Tokens.A2" office:value-type="string">
            <text:p text:style-name="P1">_CAPTION</text:p>
          </table:table-cell>
          <table:table-cell table:style-name="Tabla1-Tokens.B2" office:value-type="string">
            <text:p text:style-name="P13"><text:span text:style-name="T4">Token para la etiqueta &lt;/caption&gt;</text:span></text:p>
          </table:table-cell>
        </table:table-row>
        <table:table-row>
          <table:table-cell table:style-name="Tabla1-Tokens.A2" office:value-type="string">
            <text:p text:style-name="P1">CENTER</text:p>
          </table:table-cell>
          <table:table-cell table:style-name="Tabla1-Tokens.B2" office:value-type="string">
            <text:p text:style-name="P13"><text:span text:style-name="T4">Token para la etiqueta &lt;center&gt;</text:span></text:p>
          </table:table-cell>
        </table:table-row>
        <table:table-row>
          <table:table-cell table:style-name="Tabla1-Tokens.A2" office:value-type="string">
            <text:p text:style-name="P1">_CENTER</text:p>
          </table:table-cell>
          <table:table-cell table:style-name="Tabla1-Tokens.B2" office:value-type="string">
            <text:p text:style-name="P13"><text:span text:style-name="T4">Token para la etiqueta &lt;/center&gt;</text:span></text:p>
          </table:table-cell>
        </table:table-row>
        <table:table-row>
          <table:table-cell table:style-name="Tabla1-Tokens.A2" office:value-type="string">
            <text:p text:style-name="P1">CITE</text:p>
          </table:table-cell>
          <table:table-cell table:style-name="Tabla1-Tokens.B2" office:value-type="string">
            <text:p text:style-name="P13"><text:span text:style-name="T4">Token para la etiqueta &lt;cite&gt;</text:span></text:p>
          </table:table-cell>
        </table:table-row>
        <table:table-row>
          <table:table-cell table:style-name="Tabla1-Tokens.A2" office:value-type="string">
            <text:p text:style-name="P1">_CITE</text:p>
          </table:table-cell>
          <table:table-cell table:style-name="Tabla1-Tokens.B2" office:value-type="string">
            <text:p text:style-name="P13"><text:span text:style-name="T4">Token para la etiqueta &lt;/cite&gt;</text:span></text:p>
          </table:table-cell>
        </table:table-row>
        <table:table-row>
          <table:table-cell table:style-name="Tabla1-Tokens.A2" office:value-type="string">
            <text:p text:style-name="P1">CODE</text:p>
          </table:table-cell>
          <table:table-cell table:style-name="Tabla1-Tokens.B2" office:value-type="string">
            <text:p text:style-name="P13"><text:span text:style-name="T4">Token para la etiqueta &lt;code&gt;</text:span></text:p>
          </table:table-cell>
        </table:table-row>
        <table:table-row>
          <table:table-cell table:style-name="Tabla1-Tokens.A2" office:value-type="string">
            <text:p text:style-name="P1">_CODE</text:p>
          </table:table-cell>
          <table:table-cell table:style-name="Tabla1-Tokens.B2" office:value-type="string">
            <text:p text:style-name="P13"><text:span text:style-name="T4">Token para la etiqueta &lt;/code&gt;</text:span></text:p>
          </table:table-cell>
        </table:table-row>
        <table:table-row>
          <table:table-cell table:style-name="Tabla1-Tokens.A2" office:value-type="string">
            <text:p text:style-name="P1">COL</text:p>
          </table:table-cell>
          <table:table-cell table:style-name="Tabla1-Tokens.B2" office:value-type="string">
            <text:p text:style-name="P13"><text:span text:style-name="T4">Token para la etiqueta &lt;col&gt;</text:span></text:p>
          </table:table-cell>
        </table:table-row>
        <table:table-row>
          <table:table-cell table:style-name="Tabla1-Tokens.A2" office:value-type="string">
            <text:p text:style-name="P1">_COL</text:p>
          </table:table-cell>
          <table:table-cell table:style-name="Tabla1-Tokens.B2" office:value-type="string">
            <text:p text:style-name="P13"><text:span text:style-name="T4">Token para la etiqueta &lt;/col&gt;</text:span></text:p>
          </table:table-cell>
        </table:table-row>
        <table:table-row>
          <table:table-cell table:style-name="Tabla1-Tokens.A2" office:value-type="string">
            <text:p text:style-name="P1">COLGROUP</text:p>
          </table:table-cell>
          <table:table-cell table:style-name="Tabla1-Tokens.B2" office:value-type="string">
            <text:p text:style-name="P13"><text:span text:style-name="T4">Token para la etiqueta &lt;colgroup&gt;</text:span></text:p>
          </table:table-cell>
        </table:table-row>
        <table:table-row>
          <table:table-cell table:style-name="Tabla1-Tokens.A2" office:value-type="string">
            <text:p text:style-name="P1">_COLGROUP</text:p>
          </table:table-cell>
          <table:table-cell table:style-name="Tabla1-Tokens.B2" office:value-type="string">
            <text:p text:style-name="P13"><text:span text:style-name="T4">Token para la etiqueta &lt;/colgroup&gt;</text:span></text:p>
          </table:table-cell>
        </table:table-row>
        <table:table-row>
          <table:table-cell table:style-name="Tabla1-Tokens.A2" office:value-type="string">
            <text:p text:style-name="P1">DD</text:p>
          </table:table-cell>
          <table:table-cell table:style-name="Tabla1-Tokens.B2" office:value-type="string">
            <text:p text:style-name="P13"><text:span text:style-name="T4">Token para la etiqueta &lt;dd&gt;</text:span></text:p>
          </table:table-cell>
        </table:table-row>
        <table:table-row>
          <table:table-cell table:style-name="Tabla1-Tokens.A2" office:value-type="string">
            <text:p text:style-name="P1">_DD</text:p>
          </table:table-cell>
          <table:table-cell table:style-name="Tabla1-Tokens.B2" office:value-type="string">
            <text:p text:style-name="P13"><text:span text:style-name="T4">Token para la etiqueta &lt;/dd&gt;</text:span></text:p>
          </table:table-cell>
        </table:table-row>
        <table:table-row>
          <table:table-cell table:style-name="Tabla1-Tokens.A2" office:value-type="string">
            <text:p text:style-name="P1">DEL</text:p>
          </table:table-cell>
          <table:table-cell table:style-name="Tabla1-Tokens.B2" office:value-type="string">
            <text:p text:style-name="P13"><text:span text:style-name="T4">Token para la etiqueta &lt;del&gt;</text:span></text:p>
          </table:table-cell>
        </table:table-row>
        <table:table-row>
          <table:table-cell table:style-name="Tabla1-Tokens.A2" office:value-type="string">
            <text:p text:style-name="P1">_DEL</text:p>
          </table:table-cell>
          <table:table-cell table:style-name="Tabla1-Tokens.B2" office:value-type="string">
            <text:p text:style-name="P13"><text:span text:style-name="T4">Token para la etiqueta &lt;/del&gt;</text:span></text:p>
          </table:table-cell>
        </table:table-row>
        <table:table-row>
          <table:table-cell table:style-name="Tabla1-Tokens.A2" office:value-type="string">
            <text:p text:style-name="P1">DIR</text:p>
          </table:table-cell>
          <table:table-cell table:style-name="Tabla1-Tokens.B2" office:value-type="string">
            <text:p text:style-name="P13"><text:span text:style-name="T4">Token para la etiqueta &lt;dir&gt;</text:span></text:p>
          </table:table-cell>
        </table:table-row>
        <table:table-row>
          <table:table-cell table:style-name="Tabla1-Tokens.A2" office:value-type="string">
            <text:p text:style-name="P1">_DIR</text:p>
          </table:table-cell>
          <table:table-cell table:style-name="Tabla1-Tokens.B2" office:value-type="string">
            <text:p text:style-name="P13"><text:span text:style-name="T4">Token para la etiqueta &lt;/dir&gt;</text:span></text:p>
          </table:table-cell>
        </table:table-row>
        <text:soft-page-break/>
        <table:table-row>
          <table:table-cell table:style-name="Tabla1-Tokens.A2" office:value-type="string">
            <text:p text:style-name="P1">DIV</text:p>
          </table:table-cell>
          <table:table-cell table:style-name="Tabla1-Tokens.B2" office:value-type="string">
            <text:p text:style-name="P13"><text:span text:style-name="T4">Token para la etiqueta &lt;div&gt;</text:span></text:p>
          </table:table-cell>
        </table:table-row>
        <table:table-row>
          <table:table-cell table:style-name="Tabla1-Tokens.A2" office:value-type="string">
            <text:p text:style-name="P1">_DIV</text:p>
          </table:table-cell>
          <table:table-cell table:style-name="Tabla1-Tokens.B2" office:value-type="string">
            <text:p text:style-name="P13"><text:span text:style-name="T4">Token para la etiqueta &lt;/div&gt;</text:span></text:p>
          </table:table-cell>
        </table:table-row>
        <table:table-row>
          <table:table-cell table:style-name="Tabla1-Tokens.A2" office:value-type="string">
            <text:p text:style-name="P1">DFN</text:p>
          </table:table-cell>
          <table:table-cell table:style-name="Tabla1-Tokens.B2" office:value-type="string">
            <text:p text:style-name="P13"><text:span text:style-name="T4">Token para la etiqueta &lt;dfn&gt;</text:span></text:p>
          </table:table-cell>
        </table:table-row>
        <table:table-row>
          <table:table-cell table:style-name="Tabla1-Tokens.A2" office:value-type="string">
            <text:p text:style-name="P1">_DFN</text:p>
          </table:table-cell>
          <table:table-cell table:style-name="Tabla1-Tokens.B2" office:value-type="string">
            <text:p text:style-name="P13"><text:span text:style-name="T4">Token para la etiqueta &lt;/dfn&gt;</text:span></text:p>
          </table:table-cell>
        </table:table-row>
        <table:table-row>
          <table:table-cell table:style-name="Tabla1-Tokens.A2" office:value-type="string">
            <text:p text:style-name="P1">DL</text:p>
          </table:table-cell>
          <table:table-cell table:style-name="Tabla1-Tokens.B2" office:value-type="string">
            <text:p text:style-name="P13"><text:span text:style-name="T4">Token para la etiqueta &lt;dl&gt;</text:span></text:p>
          </table:table-cell>
        </table:table-row>
        <table:table-row>
          <table:table-cell table:style-name="Tabla1-Tokens.A2" office:value-type="string">
            <text:p text:style-name="P1">_DL</text:p>
          </table:table-cell>
          <table:table-cell table:style-name="Tabla1-Tokens.B2" office:value-type="string">
            <text:p text:style-name="P13"><text:span text:style-name="T4">Token para la etiqueta &lt;/dl&gt;</text:span></text:p>
          </table:table-cell>
        </table:table-row>
        <table:table-row>
          <table:table-cell table:style-name="Tabla1-Tokens.A2" office:value-type="string">
            <text:p text:style-name="P1">DT</text:p>
          </table:table-cell>
          <table:table-cell table:style-name="Tabla1-Tokens.B2" office:value-type="string">
            <text:p text:style-name="P13"><text:span text:style-name="T4">Token para la etiqueta &lt;dt&gt;</text:span></text:p>
          </table:table-cell>
        </table:table-row>
        <table:table-row>
          <table:table-cell table:style-name="Tabla1-Tokens.A2" office:value-type="string">
            <text:p text:style-name="P1">_DT</text:p>
          </table:table-cell>
          <table:table-cell table:style-name="Tabla1-Tokens.B2" office:value-type="string">
            <text:p text:style-name="P13"><text:span text:style-name="T4">Token para la etiqueta &lt;/dt&gt;</text:span></text:p>
          </table:table-cell>
        </table:table-row>
        <table:table-row>
          <table:table-cell table:style-name="Tabla1-Tokens.A2" office:value-type="string">
            <text:p text:style-name="P1">EM</text:p>
          </table:table-cell>
          <table:table-cell table:style-name="Tabla1-Tokens.B2" office:value-type="string">
            <text:p text:style-name="P13"><text:span text:style-name="T4">Token para la etiqueta &lt;em&gt;</text:span></text:p>
          </table:table-cell>
        </table:table-row>
        <table:table-row>
          <table:table-cell table:style-name="Tabla1-Tokens.A2" office:value-type="string">
            <text:p text:style-name="P1">_EM</text:p>
          </table:table-cell>
          <table:table-cell table:style-name="Tabla1-Tokens.B2" office:value-type="string">
            <text:p text:style-name="P13"><text:span text:style-name="T4">Token para la etiqueta &lt;/em&gt;</text:span></text:p>
          </table:table-cell>
        </table:table-row>
        <table:table-row>
          <table:table-cell table:style-name="Tabla1-Tokens.A2" office:value-type="string">
            <text:p text:style-name="P1">FIELDSET</text:p>
          </table:table-cell>
          <table:table-cell table:style-name="Tabla1-Tokens.B2" office:value-type="string">
            <text:p text:style-name="P13"><text:span text:style-name="T4">Token para la etiqueta &lt;fieldset&gt;</text:span></text:p>
          </table:table-cell>
        </table:table-row>
        <table:table-row>
          <table:table-cell table:style-name="Tabla1-Tokens.A2" office:value-type="string">
            <text:p text:style-name="P1">_FIELDSET</text:p>
          </table:table-cell>
          <table:table-cell table:style-name="Tabla1-Tokens.B2" office:value-type="string">
            <text:p text:style-name="P13"><text:span text:style-name="T4">Token para la etiqueta &lt;/fieldset&gt;</text:span></text:p>
          </table:table-cell>
        </table:table-row>
        <table:table-row>
          <table:table-cell table:style-name="Tabla1-Tokens.A2" office:value-type="string">
            <text:p text:style-name="P1">FONT</text:p>
          </table:table-cell>
          <table:table-cell table:style-name="Tabla1-Tokens.B2" office:value-type="string">
            <text:p text:style-name="P13"><text:span text:style-name="T4">Token para la etiqueta &lt;font&gt;</text:span></text:p>
          </table:table-cell>
        </table:table-row>
        <table:table-row>
          <table:table-cell table:style-name="Tabla1-Tokens.A2" office:value-type="string">
            <text:p text:style-name="P1">_FONT</text:p>
          </table:table-cell>
          <table:table-cell table:style-name="Tabla1-Tokens.B2" office:value-type="string">
            <text:p text:style-name="P13"><text:span text:style-name="T4">Token para la etiqueta &lt;/font&gt;</text:span></text:p>
          </table:table-cell>
        </table:table-row>
        <table:table-row>
          <table:table-cell table:style-name="Tabla1-Tokens.A2" office:value-type="string">
            <text:p text:style-name="P1">FORM</text:p>
          </table:table-cell>
          <table:table-cell table:style-name="Tabla1-Tokens.B2" office:value-type="string">
            <text:p text:style-name="P13"><text:span text:style-name="T4">Token para la etiqueta &lt;form&gt;</text:span></text:p>
          </table:table-cell>
        </table:table-row>
        <table:table-row>
          <table:table-cell table:style-name="Tabla1-Tokens.A2" office:value-type="string">
            <text:p text:style-name="P1">_FORM</text:p>
          </table:table-cell>
          <table:table-cell table:style-name="Tabla1-Tokens.B2" office:value-type="string">
            <text:p text:style-name="P13"><text:span text:style-name="T4">Token para la etiqueta &lt;/form&gt;</text:span></text:p>
          </table:table-cell>
        </table:table-row>
        <table:table-row>
          <table:table-cell table:style-name="Tabla1-Tokens.A2" office:value-type="string">
            <text:p text:style-name="P1">FRAME</text:p>
          </table:table-cell>
          <table:table-cell table:style-name="Tabla1-Tokens.B2" office:value-type="string">
            <text:p text:style-name="P13"><text:span text:style-name="T4">Token para la etiqueta &lt;frame&gt;</text:span></text:p>
          </table:table-cell>
        </table:table-row>
        <table:table-row>
          <table:table-cell table:style-name="Tabla1-Tokens.A2" office:value-type="string">
            <text:p text:style-name="P1">_FRAME</text:p>
          </table:table-cell>
          <table:table-cell table:style-name="Tabla1-Tokens.B2" office:value-type="string">
            <text:p text:style-name="P13"><text:span text:style-name="T4">Token para la etiqueta &lt;/frame&gt;</text:span></text:p>
          </table:table-cell>
        </table:table-row>
        <table:table-row>
          <table:table-cell table:style-name="Tabla1-Tokens.A2" office:value-type="string">
            <text:p text:style-name="P1">FRAMESET</text:p>
          </table:table-cell>
          <table:table-cell table:style-name="Tabla1-Tokens.B2" office:value-type="string">
            <text:p text:style-name="P13"><text:span text:style-name="T4">Token para la etiqueta &lt;frameset&gt;</text:span></text:p>
          </table:table-cell>
        </table:table-row>
        <table:table-row>
          <table:table-cell table:style-name="Tabla1-Tokens.A2" office:value-type="string">
            <text:p text:style-name="P1">_FRAMESET</text:p>
          </table:table-cell>
          <table:table-cell table:style-name="Tabla1-Tokens.B2" office:value-type="string">
            <text:p text:style-name="P13"><text:span text:style-name="T4">Token para la etiqueta &lt;/frameset&gt;</text:span></text:p>
          </table:table-cell>
        </table:table-row>
        <table:table-row>
          <table:table-cell table:style-name="Tabla1-Tokens.A2" office:value-type="string">
            <text:p text:style-name="P1">H1</text:p>
          </table:table-cell>
          <table:table-cell table:style-name="Tabla1-Tokens.B2" office:value-type="string">
            <text:p text:style-name="P13"><text:span text:style-name="T4">Token para la etiqueta &lt;h1&gt;</text:span></text:p>
          </table:table-cell>
        </table:table-row>
        <table:table-row>
          <table:table-cell table:style-name="Tabla1-Tokens.A2" office:value-type="string">
            <text:p text:style-name="P1">_H1</text:p>
          </table:table-cell>
          <table:table-cell table:style-name="Tabla1-Tokens.B2" office:value-type="string">
            <text:p text:style-name="P13"><text:span text:style-name="T4">Token para la etiqueta &lt;/h1&gt;</text:span></text:p>
          </table:table-cell>
        </table:table-row>
        <table:table-row>
          <table:table-cell table:style-name="Tabla1-Tokens.A2" office:value-type="string">
            <text:p text:style-name="P1">H2</text:p>
          </table:table-cell>
          <table:table-cell table:style-name="Tabla1-Tokens.B2" office:value-type="string">
            <text:p text:style-name="P13"><text:span text:style-name="T4">Token para la etiqueta &lt;h2&gt;</text:span></text:p>
          </table:table-cell>
        </table:table-row>
        <table:table-row>
          <table:table-cell table:style-name="Tabla1-Tokens.A2" office:value-type="string">
            <text:p text:style-name="P1">_H2</text:p>
          </table:table-cell>
          <table:table-cell table:style-name="Tabla1-Tokens.B2" office:value-type="string">
            <text:p text:style-name="P13"><text:span text:style-name="T4">Token para la etiqueta &lt;/h2&gt;</text:span></text:p>
          </table:table-cell>
        </table:table-row>
        <table:table-row>
          <table:table-cell table:style-name="Tabla1-Tokens.A2" office:value-type="string">
            <text:p text:style-name="P1">H3</text:p>
          </table:table-cell>
          <table:table-cell table:style-name="Tabla1-Tokens.B2" office:value-type="string">
            <text:p text:style-name="P13"><text:span text:style-name="T4">Token para la etiqueta &lt;h3&gt;</text:span></text:p>
          </table:table-cell>
        </table:table-row>
        <table:table-row>
          <table:table-cell table:style-name="Tabla1-Tokens.A2" office:value-type="string">
            <text:p text:style-name="P1">_H3</text:p>
          </table:table-cell>
          <table:table-cell table:style-name="Tabla1-Tokens.B2" office:value-type="string">
            <text:p text:style-name="P13"><text:span text:style-name="T4">Token para la etiqueta &lt;/h3&gt;</text:span></text:p>
          </table:table-cell>
        </table:table-row>
        <table:table-row>
          <table:table-cell table:style-name="Tabla1-Tokens.A2" office:value-type="string">
            <text:p text:style-name="P1">H4</text:p>
          </table:table-cell>
          <table:table-cell table:style-name="Tabla1-Tokens.B2" office:value-type="string">
            <text:p text:style-name="P13"><text:span text:style-name="T4">Token para la etiqueta &lt;h4&gt;</text:span></text:p>
          </table:table-cell>
        </table:table-row>
        <table:table-row>
          <table:table-cell table:style-name="Tabla1-Tokens.A2" office:value-type="string">
            <text:p text:style-name="P1">_H4</text:p>
          </table:table-cell>
          <table:table-cell table:style-name="Tabla1-Tokens.B2" office:value-type="string">
            <text:p text:style-name="P13"><text:span text:style-name="T4">Token para la etiqueta &lt;/h4&gt;</text:span></text:p>
          </table:table-cell>
        </table:table-row>
        <table:table-row>
          <table:table-cell table:style-name="Tabla1-Tokens.A2" office:value-type="string">
            <text:p text:style-name="P1">H5</text:p>
          </table:table-cell>
          <table:table-cell table:style-name="Tabla1-Tokens.B2" office:value-type="string">
            <text:p text:style-name="P13"><text:span text:style-name="T4">Token para la etiqueta &lt;h5&gt;</text:span></text:p>
          </table:table-cell>
        </table:table-row>
        <table:table-row>
          <table:table-cell table:style-name="Tabla1-Tokens.A2" office:value-type="string">
            <text:p text:style-name="P1">_H5</text:p>
          </table:table-cell>
          <table:table-cell table:style-name="Tabla1-Tokens.B2" office:value-type="string">
            <text:p text:style-name="P13"><text:span text:style-name="T4">Token para la etiqueta &lt;/h5&gt;</text:span></text:p>
          </table:table-cell>
        </table:table-row>
        <table:table-row>
          <table:table-cell table:style-name="Tabla1-Tokens.A2" office:value-type="string">
            <text:p text:style-name="P1">H6</text:p>
          </table:table-cell>
          <table:table-cell table:style-name="Tabla1-Tokens.B2" office:value-type="string">
            <text:p text:style-name="P13"><text:span text:style-name="T4">Token para la etiqueta &lt;h6&gt;</text:span></text:p>
          </table:table-cell>
        </table:table-row>
        <table:table-row>
          <table:table-cell table:style-name="Tabla1-Tokens.A2" office:value-type="string">
            <text:p text:style-name="P1">_H6</text:p>
          </table:table-cell>
          <table:table-cell table:style-name="Tabla1-Tokens.B2" office:value-type="string">
            <text:p text:style-name="P13"><text:span text:style-name="T4">Token para la etiqueta &lt;/h6&gt;</text:span></text:p>
          </table:table-cell>
        </table:table-row>
        <table:table-row>
          <table:table-cell table:style-name="Tabla1-Tokens.A2" office:value-type="string">
            <text:p text:style-name="P1">HEAD</text:p>
          </table:table-cell>
          <table:table-cell table:style-name="Tabla1-Tokens.B2" office:value-type="string">
            <text:p text:style-name="P13"><text:span text:style-name="T4">Token para la etiqueta &lt;head&gt;</text:span></text:p>
          </table:table-cell>
        </table:table-row>
        <table:table-row>
          <table:table-cell table:style-name="Tabla1-Tokens.A2" office:value-type="string">
            <text:p text:style-name="P1">_HEAD</text:p>
          </table:table-cell>
          <table:table-cell table:style-name="Tabla1-Tokens.B2" office:value-type="string">
            <text:p text:style-name="P13"><text:span text:style-name="T4">Token para la etiqueta &lt;/head&gt;</text:span></text:p>
          </table:table-cell>
        </table:table-row>
        <table:table-row>
          <table:table-cell table:style-name="Tabla1-Tokens.A2" office:value-type="string">
            <text:p text:style-name="P1">HR</text:p>
          </table:table-cell>
          <table:table-cell table:style-name="Tabla1-Tokens.B2" office:value-type="string">
            <text:p text:style-name="P13"><text:span text:style-name="T4">Token para la etiqueta &lt;hr&gt;</text:span></text:p>
          </table:table-cell>
        </table:table-row>
        <text:soft-page-break/>
        <table:table-row>
          <table:table-cell table:style-name="Tabla1-Tokens.A2" office:value-type="string">
            <text:p text:style-name="P1">_HR</text:p>
          </table:table-cell>
          <table:table-cell table:style-name="Tabla1-Tokens.B2" office:value-type="string">
            <text:p text:style-name="P13"><text:span text:style-name="T4">Token para la etiqueta &lt;/hr&gt;</text:span></text:p>
          </table:table-cell>
        </table:table-row>
        <table:table-row>
          <table:table-cell table:style-name="Tabla1-Tokens.A2" office:value-type="string">
            <text:p text:style-name="P1">HTML</text:p>
          </table:table-cell>
          <table:table-cell table:style-name="Tabla1-Tokens.B2" office:value-type="string">
            <text:p text:style-name="P13"><text:span text:style-name="T4">Token para la etiqueta &lt;html&gt;</text:span></text:p>
          </table:table-cell>
        </table:table-row>
        <table:table-row>
          <table:table-cell table:style-name="Tabla1-Tokens.A2" office:value-type="string">
            <text:p text:style-name="P1">_HTML</text:p>
          </table:table-cell>
          <table:table-cell table:style-name="Tabla1-Tokens.B2" office:value-type="string">
            <text:p text:style-name="P13"><text:span text:style-name="T4">Token para la etiqueta &lt;/html&gt;</text:span></text:p>
          </table:table-cell>
        </table:table-row>
        <table:table-row>
          <table:table-cell table:style-name="Tabla1-Tokens.A2" office:value-type="string">
            <text:p text:style-name="P1">I</text:p>
          </table:table-cell>
          <table:table-cell table:style-name="Tabla1-Tokens.B2" office:value-type="string">
            <text:p text:style-name="P13"><text:span text:style-name="T4">Token para la etiqueta &lt;i&gt;</text:span></text:p>
          </table:table-cell>
        </table:table-row>
        <table:table-row>
          <table:table-cell table:style-name="Tabla1-Tokens.A2" office:value-type="string">
            <text:p text:style-name="P1">_I</text:p>
          </table:table-cell>
          <table:table-cell table:style-name="Tabla1-Tokens.B2" office:value-type="string">
            <text:p text:style-name="P13"><text:span text:style-name="T4">Token para la etiqueta &lt;/i&gt;</text:span></text:p>
          </table:table-cell>
        </table:table-row>
        <table:table-row>
          <table:table-cell table:style-name="Tabla1-Tokens.A2" office:value-type="string">
            <text:p text:style-name="P1">IFRAME</text:p>
          </table:table-cell>
          <table:table-cell table:style-name="Tabla1-Tokens.B2" office:value-type="string">
            <text:p text:style-name="P13"><text:span text:style-name="T4">Token para la etiqueta &lt;iframe&gt;</text:span></text:p>
          </table:table-cell>
        </table:table-row>
        <table:table-row>
          <table:table-cell table:style-name="Tabla1-Tokens.A2" office:value-type="string">
            <text:p text:style-name="P1">_IFRAME</text:p>
          </table:table-cell>
          <table:table-cell table:style-name="Tabla1-Tokens.B2" office:value-type="string">
            <text:p text:style-name="P13"><text:span text:style-name="T4">Token para la etiqueta &lt;/iframe&gt;</text:span></text:p>
          </table:table-cell>
        </table:table-row>
        <table:table-row>
          <table:table-cell table:style-name="Tabla1-Tokens.A2" office:value-type="string">
            <text:p text:style-name="P1">IMG</text:p>
          </table:table-cell>
          <table:table-cell table:style-name="Tabla1-Tokens.B2" office:value-type="string">
            <text:p text:style-name="P13"><text:span text:style-name="T4">Token para la etiqueta &lt;img&gt;</text:span></text:p>
          </table:table-cell>
        </table:table-row>
        <table:table-row>
          <table:table-cell table:style-name="Tabla1-Tokens.A2" office:value-type="string">
            <text:p text:style-name="P1">_IMG</text:p>
          </table:table-cell>
          <table:table-cell table:style-name="Tabla1-Tokens.B2" office:value-type="string">
            <text:p text:style-name="P13"><text:span text:style-name="T4">Token para la etiqueta &lt;/img&gt;</text:span></text:p>
          </table:table-cell>
        </table:table-row>
        <table:table-row>
          <table:table-cell table:style-name="Tabla1-Tokens.A2" office:value-type="string">
            <text:p text:style-name="P1">INPUT</text:p>
          </table:table-cell>
          <table:table-cell table:style-name="Tabla1-Tokens.B2" office:value-type="string">
            <text:p text:style-name="P13"><text:span text:style-name="T4">Token para la etiqueta &lt;input&gt;</text:span></text:p>
          </table:table-cell>
        </table:table-row>
        <table:table-row>
          <table:table-cell table:style-name="Tabla1-Tokens.A2" office:value-type="string">
            <text:p text:style-name="P1">_INPUT</text:p>
          </table:table-cell>
          <table:table-cell table:style-name="Tabla1-Tokens.B2" office:value-type="string">
            <text:p text:style-name="P13"><text:span text:style-name="T4">Token para la etiqueta &lt;/input&gt;</text:span></text:p>
          </table:table-cell>
        </table:table-row>
        <table:table-row>
          <table:table-cell table:style-name="Tabla1-Tokens.A2" office:value-type="string">
            <text:p text:style-name="P1">INS</text:p>
          </table:table-cell>
          <table:table-cell table:style-name="Tabla1-Tokens.B2" office:value-type="string">
            <text:p text:style-name="P13"><text:span text:style-name="T4">Token para la etiqueta &lt;ins&gt;</text:span></text:p>
          </table:table-cell>
        </table:table-row>
        <table:table-row>
          <table:table-cell table:style-name="Tabla1-Tokens.A2" office:value-type="string">
            <text:p text:style-name="P1">_INS</text:p>
          </table:table-cell>
          <table:table-cell table:style-name="Tabla1-Tokens.B2" office:value-type="string">
            <text:p text:style-name="P13"><text:span text:style-name="T4">Token para la etiqueta &lt;/ins&gt;</text:span></text:p>
          </table:table-cell>
        </table:table-row>
        <table:table-row>
          <table:table-cell table:style-name="Tabla1-Tokens.A2" office:value-type="string">
            <text:p text:style-name="P1">ISINDEX</text:p>
          </table:table-cell>
          <table:table-cell table:style-name="Tabla1-Tokens.B2" office:value-type="string">
            <text:p text:style-name="P13"><text:span text:style-name="T4">Token para la etiqueta &lt;isindex&gt;</text:span></text:p>
          </table:table-cell>
        </table:table-row>
        <table:table-row>
          <table:table-cell table:style-name="Tabla1-Tokens.A2" office:value-type="string">
            <text:p text:style-name="P1">_ISINDEX</text:p>
          </table:table-cell>
          <table:table-cell table:style-name="Tabla1-Tokens.B2" office:value-type="string">
            <text:p text:style-name="P13"><text:span text:style-name="T4">Token para la etiqueta &lt;/isindex&gt;</text:span></text:p>
          </table:table-cell>
        </table:table-row>
        <table:table-row>
          <table:table-cell table:style-name="Tabla1-Tokens.A2" office:value-type="string">
            <text:p text:style-name="P1">KBD</text:p>
          </table:table-cell>
          <table:table-cell table:style-name="Tabla1-Tokens.B2" office:value-type="string">
            <text:p text:style-name="P13"><text:span text:style-name="T4">Token para la etiqueta &lt;kbd&gt;</text:span></text:p>
          </table:table-cell>
        </table:table-row>
        <table:table-row>
          <table:table-cell table:style-name="Tabla1-Tokens.A2" office:value-type="string">
            <text:p text:style-name="P1">_KBD</text:p>
          </table:table-cell>
          <table:table-cell table:style-name="Tabla1-Tokens.B2" office:value-type="string">
            <text:p text:style-name="P13"><text:span text:style-name="T4">Token para la etiqueta &lt;/kbd&gt;</text:span></text:p>
          </table:table-cell>
        </table:table-row>
        <table:table-row>
          <table:table-cell table:style-name="Tabla1-Tokens.A2" office:value-type="string">
            <text:p text:style-name="P1">LABEL</text:p>
          </table:table-cell>
          <table:table-cell table:style-name="Tabla1-Tokens.B2" office:value-type="string">
            <text:p text:style-name="P13"><text:span text:style-name="T4">Token para la etiqueta &lt;label&gt;</text:span></text:p>
          </table:table-cell>
        </table:table-row>
        <table:table-row>
          <table:table-cell table:style-name="Tabla1-Tokens.A2" office:value-type="string">
            <text:p text:style-name="P1">_LABEL</text:p>
          </table:table-cell>
          <table:table-cell table:style-name="Tabla1-Tokens.B2" office:value-type="string">
            <text:p text:style-name="P13"><text:span text:style-name="T4">Token para la etiqueta &lt;/label&gt;</text:span></text:p>
          </table:table-cell>
        </table:table-row>
        <table:table-row>
          <table:table-cell table:style-name="Tabla1-Tokens.A2" office:value-type="string">
            <text:p text:style-name="P1">LEGEND</text:p>
          </table:table-cell>
          <table:table-cell table:style-name="Tabla1-Tokens.B2" office:value-type="string">
            <text:p text:style-name="P13"><text:span text:style-name="T4">Token para la etiqueta &lt;legend&gt;</text:span></text:p>
          </table:table-cell>
        </table:table-row>
        <table:table-row>
          <table:table-cell table:style-name="Tabla1-Tokens.A2" office:value-type="string">
            <text:p text:style-name="P1">_LEGEND</text:p>
          </table:table-cell>
          <table:table-cell table:style-name="Tabla1-Tokens.B2" office:value-type="string">
            <text:p text:style-name="P13"><text:span text:style-name="T4">Token para la etiqueta &lt;/legend&gt;</text:span></text:p>
          </table:table-cell>
        </table:table-row>
        <table:table-row>
          <table:table-cell table:style-name="Tabla1-Tokens.A2" office:value-type="string">
            <text:p text:style-name="P1">LI</text:p>
          </table:table-cell>
          <table:table-cell table:style-name="Tabla1-Tokens.B2" office:value-type="string">
            <text:p text:style-name="P13"><text:span text:style-name="T4">Token para la etiqueta &lt;li&gt;</text:span></text:p>
          </table:table-cell>
        </table:table-row>
        <table:table-row>
          <table:table-cell table:style-name="Tabla1-Tokens.A2" office:value-type="string">
            <text:p text:style-name="P1">_LI</text:p>
          </table:table-cell>
          <table:table-cell table:style-name="Tabla1-Tokens.B2" office:value-type="string">
            <text:p text:style-name="P13"><text:span text:style-name="T4">Token para la etiqueta &lt;/li&gt;</text:span></text:p>
          </table:table-cell>
        </table:table-row>
        <table:table-row>
          <table:table-cell table:style-name="Tabla1-Tokens.A2" office:value-type="string">
            <text:p text:style-name="P1">LINK</text:p>
          </table:table-cell>
          <table:table-cell table:style-name="Tabla1-Tokens.B2" office:value-type="string">
            <text:p text:style-name="P13"><text:span text:style-name="T4">Token para la etiqueta &lt;link&gt;</text:span></text:p>
          </table:table-cell>
        </table:table-row>
        <table:table-row>
          <table:table-cell table:style-name="Tabla1-Tokens.A2" office:value-type="string">
            <text:p text:style-name="P1">_LINK</text:p>
          </table:table-cell>
          <table:table-cell table:style-name="Tabla1-Tokens.B2" office:value-type="string">
            <text:p text:style-name="P13"><text:span text:style-name="T4">Token para la etiqueta &lt;/link&gt;</text:span></text:p>
          </table:table-cell>
        </table:table-row>
        <table:table-row>
          <table:table-cell table:style-name="Tabla1-Tokens.A2" office:value-type="string">
            <text:p text:style-name="P1">MAP</text:p>
          </table:table-cell>
          <table:table-cell table:style-name="Tabla1-Tokens.B2" office:value-type="string">
            <text:p text:style-name="P13"><text:span text:style-name="T4">Token para la etiqueta &lt;map&gt;</text:span></text:p>
          </table:table-cell>
        </table:table-row>
        <table:table-row>
          <table:table-cell table:style-name="Tabla1-Tokens.A2" office:value-type="string">
            <text:p text:style-name="P1">_MAP</text:p>
          </table:table-cell>
          <table:table-cell table:style-name="Tabla1-Tokens.B2" office:value-type="string">
            <text:p text:style-name="P13"><text:span text:style-name="T4">Token para la etiqueta &lt;/map&gt;</text:span></text:p>
          </table:table-cell>
        </table:table-row>
        <table:table-row>
          <table:table-cell table:style-name="Tabla1-Tokens.A2" office:value-type="string">
            <text:p text:style-name="P1">MENU</text:p>
          </table:table-cell>
          <table:table-cell table:style-name="Tabla1-Tokens.B2" office:value-type="string">
            <text:p text:style-name="P13"><text:span text:style-name="T4">Token para la etiqueta &lt;menu&gt;</text:span></text:p>
          </table:table-cell>
        </table:table-row>
        <table:table-row>
          <table:table-cell table:style-name="Tabla1-Tokens.A2" office:value-type="string">
            <text:p text:style-name="P1">_MENU</text:p>
          </table:table-cell>
          <table:table-cell table:style-name="Tabla1-Tokens.B2" office:value-type="string">
            <text:p text:style-name="P13"><text:span text:style-name="T4">Token para la etiqueta &lt;/menu&gt;</text:span></text:p>
          </table:table-cell>
        </table:table-row>
        <table:table-row>
          <table:table-cell table:style-name="Tabla1-Tokens.A2" office:value-type="string">
            <text:p text:style-name="P1">META</text:p>
          </table:table-cell>
          <table:table-cell table:style-name="Tabla1-Tokens.B2" office:value-type="string">
            <text:p text:style-name="P13"><text:span text:style-name="T4">Token para la etiqueta &lt;meta&gt;</text:span></text:p>
          </table:table-cell>
        </table:table-row>
        <table:table-row>
          <table:table-cell table:style-name="Tabla1-Tokens.A2" office:value-type="string">
            <text:p text:style-name="P1">_META</text:p>
          </table:table-cell>
          <table:table-cell table:style-name="Tabla1-Tokens.B2" office:value-type="string">
            <text:p text:style-name="P13"><text:span text:style-name="T4">Token para la etiqueta &lt;/meta&gt;</text:span></text:p>
          </table:table-cell>
        </table:table-row>
        <table:table-row>
          <table:table-cell table:style-name="Tabla1-Tokens.A2" office:value-type="string">
            <text:p text:style-name="P1">NOFRAMES</text:p>
          </table:table-cell>
          <table:table-cell table:style-name="Tabla1-Tokens.B2" office:value-type="string">
            <text:p text:style-name="P13"><text:span text:style-name="T4">Token para la etiqueta &lt;noframes&gt;</text:span></text:p>
          </table:table-cell>
        </table:table-row>
        <table:table-row>
          <table:table-cell table:style-name="Tabla1-Tokens.A2" office:value-type="string">
            <text:p text:style-name="P1">_NOFRAMES</text:p>
          </table:table-cell>
          <table:table-cell table:style-name="Tabla1-Tokens.B2" office:value-type="string">
            <text:p text:style-name="P13"><text:span text:style-name="T4">Token para la etiqueta &lt;/noframes&gt;</text:span></text:p>
          </table:table-cell>
        </table:table-row>
        <table:table-row>
          <table:table-cell table:style-name="Tabla1-Tokens.A2" office:value-type="string">
            <text:p text:style-name="P1">NOSCRIPT</text:p>
          </table:table-cell>
          <table:table-cell table:style-name="Tabla1-Tokens.B2" office:value-type="string">
            <text:p text:style-name="P13"><text:span text:style-name="T4">Token para la etiqueta &lt;noscript&gt;</text:span></text:p>
          </table:table-cell>
        </table:table-row>
        <table:table-row>
          <table:table-cell table:style-name="Tabla1-Tokens.A2" office:value-type="string">
            <text:p text:style-name="P1">_NOSCRIPT</text:p>
          </table:table-cell>
          <table:table-cell table:style-name="Tabla1-Tokens.B2" office:value-type="string">
            <text:p text:style-name="P13"><text:span text:style-name="T4">Token para la etiqueta &lt;/noscript&gt;</text:span></text:p>
          </table:table-cell>
        </table:table-row>
        <text:soft-page-break/>
        <table:table-row>
          <table:table-cell table:style-name="Tabla1-Tokens.A2" office:value-type="string">
            <text:p text:style-name="P1">OBJECT</text:p>
          </table:table-cell>
          <table:table-cell table:style-name="Tabla1-Tokens.B2" office:value-type="string">
            <text:p text:style-name="P13"><text:span text:style-name="T4">Token para la etiqueta &lt;object&gt;</text:span></text:p>
          </table:table-cell>
        </table:table-row>
        <table:table-row>
          <table:table-cell table:style-name="Tabla1-Tokens.A2" office:value-type="string">
            <text:p text:style-name="P1">_OBJECT</text:p>
          </table:table-cell>
          <table:table-cell table:style-name="Tabla1-Tokens.B2" office:value-type="string">
            <text:p text:style-name="P13"><text:span text:style-name="T4">Token para la etiqueta &lt;/object&gt;</text:span></text:p>
          </table:table-cell>
        </table:table-row>
        <table:table-row>
          <table:table-cell table:style-name="Tabla1-Tokens.A2" office:value-type="string">
            <text:p text:style-name="P1">OL</text:p>
          </table:table-cell>
          <table:table-cell table:style-name="Tabla1-Tokens.B2" office:value-type="string">
            <text:p text:style-name="P13"><text:span text:style-name="T4">Token para la etiqueta &lt;ol&gt;</text:span></text:p>
          </table:table-cell>
        </table:table-row>
        <table:table-row>
          <table:table-cell table:style-name="Tabla1-Tokens.A2" office:value-type="string">
            <text:p text:style-name="P1">_OL</text:p>
          </table:table-cell>
          <table:table-cell table:style-name="Tabla1-Tokens.B2" office:value-type="string">
            <text:p text:style-name="P13"><text:span text:style-name="T4">Token para la etiqueta &lt;/ol&gt;</text:span></text:p>
          </table:table-cell>
        </table:table-row>
        <table:table-row>
          <table:table-cell table:style-name="Tabla1-Tokens.A2" office:value-type="string">
            <text:p text:style-name="P1">OPTGROUP</text:p>
          </table:table-cell>
          <table:table-cell table:style-name="Tabla1-Tokens.B2" office:value-type="string">
            <text:p text:style-name="P13"><text:span text:style-name="T4">Token para la etiqueta &lt;optgroup&gt;</text:span></text:p>
          </table:table-cell>
        </table:table-row>
        <table:table-row>
          <table:table-cell table:style-name="Tabla1-Tokens.A2" office:value-type="string">
            <text:p text:style-name="P1">_OPTGROUP</text:p>
          </table:table-cell>
          <table:table-cell table:style-name="Tabla1-Tokens.B2" office:value-type="string">
            <text:p text:style-name="P13"><text:span text:style-name="T4">Token para la etiqueta &lt;/optgroup&gt;</text:span></text:p>
          </table:table-cell>
        </table:table-row>
        <table:table-row>
          <table:table-cell table:style-name="Tabla1-Tokens.A2" office:value-type="string">
            <text:p text:style-name="P1">OPTION</text:p>
          </table:table-cell>
          <table:table-cell table:style-name="Tabla1-Tokens.B2" office:value-type="string">
            <text:p text:style-name="P13"><text:span text:style-name="T4">Token para la etiqueta &lt;option&gt;</text:span></text:p>
          </table:table-cell>
        </table:table-row>
        <table:table-row>
          <table:table-cell table:style-name="Tabla1-Tokens.A2" office:value-type="string">
            <text:p text:style-name="P1">_OPTION</text:p>
          </table:table-cell>
          <table:table-cell table:style-name="Tabla1-Tokens.B2" office:value-type="string">
            <text:p text:style-name="P13"><text:span text:style-name="T4">Token para la etiqueta &lt;/option&gt;</text:span></text:p>
          </table:table-cell>
        </table:table-row>
        <table:table-row>
          <table:table-cell table:style-name="Tabla1-Tokens.A2" office:value-type="string">
            <text:p text:style-name="P1">P</text:p>
          </table:table-cell>
          <table:table-cell table:style-name="Tabla1-Tokens.B2" office:value-type="string">
            <text:p text:style-name="P13"><text:span text:style-name="T4">Token para la etiqueta &lt;p&gt;</text:span></text:p>
          </table:table-cell>
        </table:table-row>
        <table:table-row>
          <table:table-cell table:style-name="Tabla1-Tokens.A2" office:value-type="string">
            <text:p text:style-name="P1">_P</text:p>
          </table:table-cell>
          <table:table-cell table:style-name="Tabla1-Tokens.B2" office:value-type="string">
            <text:p text:style-name="P13"><text:span text:style-name="T4">Token para la etiqueta &lt;/p&gt;</text:span></text:p>
          </table:table-cell>
        </table:table-row>
        <table:table-row>
          <table:table-cell table:style-name="Tabla1-Tokens.A2" office:value-type="string">
            <text:p text:style-name="P1">PARAM</text:p>
          </table:table-cell>
          <table:table-cell table:style-name="Tabla1-Tokens.B2" office:value-type="string">
            <text:p text:style-name="P13"><text:span text:style-name="T4">Token para la etiqueta &lt;param&gt;</text:span></text:p>
          </table:table-cell>
        </table:table-row>
        <table:table-row>
          <table:table-cell table:style-name="Tabla1-Tokens.A2" office:value-type="string">
            <text:p text:style-name="P1">_PARAM</text:p>
          </table:table-cell>
          <table:table-cell table:style-name="Tabla1-Tokens.B2" office:value-type="string">
            <text:p text:style-name="P13"><text:span text:style-name="T4">Token para la etiqueta &lt;/param&gt;</text:span></text:p>
          </table:table-cell>
        </table:table-row>
        <table:table-row>
          <table:table-cell table:style-name="Tabla1-Tokens.A2" office:value-type="string">
            <text:p text:style-name="P1">PRE</text:p>
          </table:table-cell>
          <table:table-cell table:style-name="Tabla1-Tokens.B2" office:value-type="string">
            <text:p text:style-name="P13"><text:span text:style-name="T4">Token para la etiqueta &lt;pre&gt;</text:span></text:p>
          </table:table-cell>
        </table:table-row>
        <table:table-row>
          <table:table-cell table:style-name="Tabla1-Tokens.A2" office:value-type="string">
            <text:p text:style-name="P1">_PRE</text:p>
          </table:table-cell>
          <table:table-cell table:style-name="Tabla1-Tokens.B2" office:value-type="string">
            <text:p text:style-name="P13"><text:span text:style-name="T4">Token para la etiqueta &lt;/pre&gt;</text:span></text:p>
          </table:table-cell>
        </table:table-row>
        <table:table-row>
          <table:table-cell table:style-name="Tabla1-Tokens.A2" office:value-type="string">
            <text:p text:style-name="P1">Q</text:p>
          </table:table-cell>
          <table:table-cell table:style-name="Tabla1-Tokens.B2" office:value-type="string">
            <text:p text:style-name="P13"><text:span text:style-name="T4">Token para la etiqueta &lt;q&gt;</text:span></text:p>
          </table:table-cell>
        </table:table-row>
        <table:table-row>
          <table:table-cell table:style-name="Tabla1-Tokens.A2" office:value-type="string">
            <text:p text:style-name="P1">_Q</text:p>
          </table:table-cell>
          <table:table-cell table:style-name="Tabla1-Tokens.B2" office:value-type="string">
            <text:p text:style-name="P13"><text:span text:style-name="T4">Token para la etiqueta &lt;/q&gt;</text:span></text:p>
          </table:table-cell>
        </table:table-row>
        <table:table-row>
          <table:table-cell table:style-name="Tabla1-Tokens.A2" office:value-type="string">
            <text:p text:style-name="P1">S</text:p>
          </table:table-cell>
          <table:table-cell table:style-name="Tabla1-Tokens.B2" office:value-type="string">
            <text:p text:style-name="P13"><text:span text:style-name="T4">Token para la etiqueta &lt;s&gt;</text:span></text:p>
          </table:table-cell>
        </table:table-row>
        <table:table-row>
          <table:table-cell table:style-name="Tabla1-Tokens.A2" office:value-type="string">
            <text:p text:style-name="P1">_S</text:p>
          </table:table-cell>
          <table:table-cell table:style-name="Tabla1-Tokens.B2" office:value-type="string">
            <text:p text:style-name="P13"><text:span text:style-name="T4">Token para la etiqueta &lt;/s&gt;</text:span></text:p>
          </table:table-cell>
        </table:table-row>
        <table:table-row>
          <table:table-cell table:style-name="Tabla1-Tokens.A2" office:value-type="string">
            <text:p text:style-name="P1">SAMP</text:p>
          </table:table-cell>
          <table:table-cell table:style-name="Tabla1-Tokens.B2" office:value-type="string">
            <text:p text:style-name="P13"><text:span text:style-name="T4">Token para la etiqueta &lt;samp&gt;</text:span></text:p>
          </table:table-cell>
        </table:table-row>
        <table:table-row>
          <table:table-cell table:style-name="Tabla1-Tokens.A2" office:value-type="string">
            <text:p text:style-name="P1">_SAMP</text:p>
          </table:table-cell>
          <table:table-cell table:style-name="Tabla1-Tokens.B2" office:value-type="string">
            <text:p text:style-name="P13"><text:span text:style-name="T4">Token para la etiqueta &lt;/samp&gt;</text:span></text:p>
          </table:table-cell>
        </table:table-row>
        <table:table-row>
          <table:table-cell table:style-name="Tabla1-Tokens.A2" office:value-type="string">
            <text:p text:style-name="P1">SCRIPT</text:p>
          </table:table-cell>
          <table:table-cell table:style-name="Tabla1-Tokens.B2" office:value-type="string">
            <text:p text:style-name="P13"><text:span text:style-name="T4">Token para la etiqueta &lt;script&gt;</text:span></text:p>
          </table:table-cell>
        </table:table-row>
        <table:table-row>
          <table:table-cell table:style-name="Tabla1-Tokens.A2" office:value-type="string">
            <text:p text:style-name="P1">_SCRIPT</text:p>
          </table:table-cell>
          <table:table-cell table:style-name="Tabla1-Tokens.B2" office:value-type="string">
            <text:p text:style-name="P13"><text:span text:style-name="T4">Token para la etiqueta &lt;/script&gt;</text:span></text:p>
          </table:table-cell>
        </table:table-row>
        <table:table-row>
          <table:table-cell table:style-name="Tabla1-Tokens.A2" office:value-type="string">
            <text:p text:style-name="P1">SELECT</text:p>
          </table:table-cell>
          <table:table-cell table:style-name="Tabla1-Tokens.B2" office:value-type="string">
            <text:p text:style-name="P13"><text:span text:style-name="T4">Token para la etiqueta &lt;select&gt;</text:span></text:p>
          </table:table-cell>
        </table:table-row>
        <table:table-row>
          <table:table-cell table:style-name="Tabla1-Tokens.A2" office:value-type="string">
            <text:p text:style-name="P1">_SELECT</text:p>
          </table:table-cell>
          <table:table-cell table:style-name="Tabla1-Tokens.B2" office:value-type="string">
            <text:p text:style-name="P13"><text:span text:style-name="T4">Token para la etiqueta &lt;/select&gt;</text:span></text:p>
          </table:table-cell>
        </table:table-row>
        <table:table-row>
          <table:table-cell table:style-name="Tabla1-Tokens.A2" office:value-type="string">
            <text:p text:style-name="P1">SMALL</text:p>
          </table:table-cell>
          <table:table-cell table:style-name="Tabla1-Tokens.B2" office:value-type="string">
            <text:p text:style-name="P13"><text:span text:style-name="T4">Token para la etiqueta &lt;small&gt;</text:span></text:p>
          </table:table-cell>
        </table:table-row>
        <table:table-row>
          <table:table-cell table:style-name="Tabla1-Tokens.A2" office:value-type="string">
            <text:p text:style-name="P1">_SMALL</text:p>
          </table:table-cell>
          <table:table-cell table:style-name="Tabla1-Tokens.B2" office:value-type="string">
            <text:p text:style-name="P13"><text:span text:style-name="T4">Token para la etiqueta &lt;/small&gt;</text:span></text:p>
          </table:table-cell>
        </table:table-row>
        <table:table-row>
          <table:table-cell table:style-name="Tabla1-Tokens.A2" office:value-type="string">
            <text:p text:style-name="P1">SPAN</text:p>
          </table:table-cell>
          <table:table-cell table:style-name="Tabla1-Tokens.B2" office:value-type="string">
            <text:p text:style-name="P13"><text:span text:style-name="T4">Token para la etiqueta &lt;span&gt;</text:span></text:p>
          </table:table-cell>
        </table:table-row>
        <table:table-row>
          <table:table-cell table:style-name="Tabla1-Tokens.A2" office:value-type="string">
            <text:p text:style-name="P1">_SPAN</text:p>
          </table:table-cell>
          <table:table-cell table:style-name="Tabla1-Tokens.B2" office:value-type="string">
            <text:p text:style-name="P13"><text:span text:style-name="T4">Token para la etiqueta &lt;/span&gt;</text:span></text:p>
          </table:table-cell>
        </table:table-row>
        <table:table-row>
          <table:table-cell table:style-name="Tabla1-Tokens.A2" office:value-type="string">
            <text:p text:style-name="P1">STRIKE</text:p>
          </table:table-cell>
          <table:table-cell table:style-name="Tabla1-Tokens.B2" office:value-type="string">
            <text:p text:style-name="P13"><text:span text:style-name="T4">Token para la etiqueta &lt;strike&gt;</text:span></text:p>
          </table:table-cell>
        </table:table-row>
        <table:table-row>
          <table:table-cell table:style-name="Tabla1-Tokens.A2" office:value-type="string">
            <text:p text:style-name="P1">_STRIKE</text:p>
          </table:table-cell>
          <table:table-cell table:style-name="Tabla1-Tokens.B2" office:value-type="string">
            <text:p text:style-name="P13"><text:span text:style-name="T4">Token para la etiqueta &lt;/strike&gt;</text:span></text:p>
          </table:table-cell>
        </table:table-row>
        <table:table-row>
          <table:table-cell table:style-name="Tabla1-Tokens.A2" office:value-type="string">
            <text:p text:style-name="P1">STRONG</text:p>
          </table:table-cell>
          <table:table-cell table:style-name="Tabla1-Tokens.B2" office:value-type="string">
            <text:p text:style-name="P13"><text:span text:style-name="T4">Token para la etiqueta &lt;strong&gt;</text:span></text:p>
          </table:table-cell>
        </table:table-row>
        <table:table-row>
          <table:table-cell table:style-name="Tabla1-Tokens.A2" office:value-type="string">
            <text:p text:style-name="P1">_STRONG</text:p>
          </table:table-cell>
          <table:table-cell table:style-name="Tabla1-Tokens.B2" office:value-type="string">
            <text:p text:style-name="P13"><text:span text:style-name="T4">Token para la etiqueta &lt;/strong&gt;</text:span></text:p>
          </table:table-cell>
        </table:table-row>
        <table:table-row>
          <table:table-cell table:style-name="Tabla1-Tokens.A2" office:value-type="string">
            <text:p text:style-name="P1">STYLE</text:p>
          </table:table-cell>
          <table:table-cell table:style-name="Tabla1-Tokens.B2" office:value-type="string">
            <text:p text:style-name="P13"><text:span text:style-name="T4">Token para la etiqueta &lt;style&gt;</text:span></text:p>
          </table:table-cell>
        </table:table-row>
        <table:table-row>
          <table:table-cell table:style-name="Tabla1-Tokens.A2" office:value-type="string">
            <text:p text:style-name="P1">_STYLE</text:p>
          </table:table-cell>
          <table:table-cell table:style-name="Tabla1-Tokens.B2" office:value-type="string">
            <text:p text:style-name="P13"><text:span text:style-name="T4">Token para la etiqueta &lt;/style&gt;</text:span></text:p>
          </table:table-cell>
        </table:table-row>
        <table:table-row>
          <table:table-cell table:style-name="Tabla1-Tokens.A2" office:value-type="string">
            <text:p text:style-name="P1">SUB</text:p>
          </table:table-cell>
          <table:table-cell table:style-name="Tabla1-Tokens.B2" office:value-type="string">
            <text:p text:style-name="P13"><text:span text:style-name="T4">Token para la etiqueta &lt;sub&gt;</text:span></text:p>
          </table:table-cell>
        </table:table-row>
        <text:soft-page-break/>
        <table:table-row>
          <table:table-cell table:style-name="Tabla1-Tokens.A2" office:value-type="string">
            <text:p text:style-name="P1">_SUB</text:p>
          </table:table-cell>
          <table:table-cell table:style-name="Tabla1-Tokens.B2" office:value-type="string">
            <text:p text:style-name="P13"><text:span text:style-name="T4">Token para la etiqueta &lt;/sub&gt;</text:span></text:p>
          </table:table-cell>
        </table:table-row>
        <table:table-row>
          <table:table-cell table:style-name="Tabla1-Tokens.A2" office:value-type="string">
            <text:p text:style-name="P1">SUP</text:p>
          </table:table-cell>
          <table:table-cell table:style-name="Tabla1-Tokens.B2" office:value-type="string">
            <text:p text:style-name="P13"><text:span text:style-name="T4">Token para la etiqueta &lt;sup&gt;</text:span></text:p>
          </table:table-cell>
        </table:table-row>
        <table:table-row>
          <table:table-cell table:style-name="Tabla1-Tokens.A2" office:value-type="string">
            <text:p text:style-name="P1">_SUP</text:p>
          </table:table-cell>
          <table:table-cell table:style-name="Tabla1-Tokens.B2" office:value-type="string">
            <text:p text:style-name="P13"><text:span text:style-name="T4">Token para la etiqueta &lt;/sup&gt;</text:span></text:p>
          </table:table-cell>
        </table:table-row>
        <table:table-row>
          <table:table-cell table:style-name="Tabla1-Tokens.A2" office:value-type="string">
            <text:p text:style-name="P1">TABLE</text:p>
          </table:table-cell>
          <table:table-cell table:style-name="Tabla1-Tokens.B2" office:value-type="string">
            <text:p text:style-name="P13"><text:span text:style-name="T4">Token para la etiqueta &lt;table&gt;</text:span></text:p>
          </table:table-cell>
        </table:table-row>
        <table:table-row>
          <table:table-cell table:style-name="Tabla1-Tokens.A2" office:value-type="string">
            <text:p text:style-name="P1">_TABLE</text:p>
          </table:table-cell>
          <table:table-cell table:style-name="Tabla1-Tokens.B2" office:value-type="string">
            <text:p text:style-name="P13"><text:span text:style-name="T4">Token para la etiqueta &lt;/table&gt;</text:span></text:p>
          </table:table-cell>
        </table:table-row>
        <table:table-row>
          <table:table-cell table:style-name="Tabla1-Tokens.A2" office:value-type="string">
            <text:p text:style-name="P1">TBODY</text:p>
          </table:table-cell>
          <table:table-cell table:style-name="Tabla1-Tokens.B2" office:value-type="string">
            <text:p text:style-name="P13"><text:span text:style-name="T4">Token para la etiqueta &lt;tbody&gt;</text:span></text:p>
          </table:table-cell>
        </table:table-row>
        <table:table-row>
          <table:table-cell table:style-name="Tabla1-Tokens.A2" office:value-type="string">
            <text:p text:style-name="P1">_TBODY</text:p>
          </table:table-cell>
          <table:table-cell table:style-name="Tabla1-Tokens.B2" office:value-type="string">
            <text:p text:style-name="P13"><text:span text:style-name="T4">Token para la etiqueta &lt;/tbody&gt;</text:span></text:p>
          </table:table-cell>
        </table:table-row>
        <table:table-row>
          <table:table-cell table:style-name="Tabla1-Tokens.A2" office:value-type="string">
            <text:p text:style-name="P1">TD</text:p>
          </table:table-cell>
          <table:table-cell table:style-name="Tabla1-Tokens.B2" office:value-type="string">
            <text:p text:style-name="P13"><text:span text:style-name="T4">Token para la etiqueta &lt;td&gt;</text:span></text:p>
          </table:table-cell>
        </table:table-row>
        <table:table-row>
          <table:table-cell table:style-name="Tabla1-Tokens.A2" office:value-type="string">
            <text:p text:style-name="P1">_TD</text:p>
          </table:table-cell>
          <table:table-cell table:style-name="Tabla1-Tokens.B2" office:value-type="string">
            <text:p text:style-name="P13"><text:span text:style-name="T4">Token para la etiqueta &lt;/td&gt;</text:span></text:p>
          </table:table-cell>
        </table:table-row>
        <table:table-row>
          <table:table-cell table:style-name="Tabla1-Tokens.A2" office:value-type="string">
            <text:p text:style-name="P1">TEXTAREA</text:p>
          </table:table-cell>
          <table:table-cell table:style-name="Tabla1-Tokens.B2" office:value-type="string">
            <text:p text:style-name="P13"><text:span text:style-name="T4">Token para la etiqueta &lt;textarea&gt;</text:span></text:p>
          </table:table-cell>
        </table:table-row>
        <table:table-row>
          <table:table-cell table:style-name="Tabla1-Tokens.A2" office:value-type="string">
            <text:p text:style-name="P1">_TEXTAREA</text:p>
          </table:table-cell>
          <table:table-cell table:style-name="Tabla1-Tokens.B2" office:value-type="string">
            <text:p text:style-name="P13"><text:span text:style-name="T4">Token para la etiqueta &lt;/textarea&gt;</text:span></text:p>
          </table:table-cell>
        </table:table-row>
        <table:table-row>
          <table:table-cell table:style-name="Tabla1-Tokens.A2" office:value-type="string">
            <text:p text:style-name="P1">TFOOT</text:p>
          </table:table-cell>
          <table:table-cell table:style-name="Tabla1-Tokens.B2" office:value-type="string">
            <text:p text:style-name="P13"><text:span text:style-name="T4">Token para la etiqueta &lt;tfoot&gt;</text:span></text:p>
          </table:table-cell>
        </table:table-row>
        <table:table-row>
          <table:table-cell table:style-name="Tabla1-Tokens.A2" office:value-type="string">
            <text:p text:style-name="P1">_TFOOT</text:p>
          </table:table-cell>
          <table:table-cell table:style-name="Tabla1-Tokens.B2" office:value-type="string">
            <text:p text:style-name="P13"><text:span text:style-name="T4">Token para la etiqueta &lt;/tfoot&gt;</text:span></text:p>
          </table:table-cell>
        </table:table-row>
        <table:table-row>
          <table:table-cell table:style-name="Tabla1-Tokens.A2" office:value-type="string">
            <text:p text:style-name="P1">TH</text:p>
          </table:table-cell>
          <table:table-cell table:style-name="Tabla1-Tokens.B2" office:value-type="string">
            <text:p text:style-name="P13"><text:span text:style-name="T4">Token para la etiqueta &lt;th&gt;</text:span></text:p>
          </table:table-cell>
        </table:table-row>
        <table:table-row>
          <table:table-cell table:style-name="Tabla1-Tokens.A2" office:value-type="string">
            <text:p text:style-name="P1">_TH</text:p>
          </table:table-cell>
          <table:table-cell table:style-name="Tabla1-Tokens.B2" office:value-type="string">
            <text:p text:style-name="P13"><text:span text:style-name="T4">Token para la etiqueta &lt;/th&gt;</text:span></text:p>
          </table:table-cell>
        </table:table-row>
        <table:table-row>
          <table:table-cell table:style-name="Tabla1-Tokens.A2" office:value-type="string">
            <text:p text:style-name="P1">THEAD</text:p>
          </table:table-cell>
          <table:table-cell table:style-name="Tabla1-Tokens.B2" office:value-type="string">
            <text:p text:style-name="P13"><text:span text:style-name="T4">Token para la etiqueta &lt;thead&gt;</text:span></text:p>
          </table:table-cell>
        </table:table-row>
        <table:table-row>
          <table:table-cell table:style-name="Tabla1-Tokens.A2" office:value-type="string">
            <text:p text:style-name="P1">_THEAD</text:p>
          </table:table-cell>
          <table:table-cell table:style-name="Tabla1-Tokens.B2" office:value-type="string">
            <text:p text:style-name="P13"><text:span text:style-name="T4">Token para la etiqueta &lt;thead&gt;</text:span></text:p>
          </table:table-cell>
        </table:table-row>
        <table:table-row>
          <table:table-cell table:style-name="Tabla1-Tokens.A2" office:value-type="string">
            <text:p text:style-name="P1">TITLE</text:p>
          </table:table-cell>
          <table:table-cell table:style-name="Tabla1-Tokens.B2" office:value-type="string">
            <text:p text:style-name="P13"><text:span text:style-name="T4">Token para la etiqueta &lt;title&gt;</text:span></text:p>
          </table:table-cell>
        </table:table-row>
        <table:table-row>
          <table:table-cell table:style-name="Tabla1-Tokens.A2" office:value-type="string">
            <text:p text:style-name="P1">_TITLE</text:p>
          </table:table-cell>
          <table:table-cell table:style-name="Tabla1-Tokens.B2" office:value-type="string">
            <text:p text:style-name="P13"><text:span text:style-name="T4">Token para la etiqueta &lt;/title&gt;</text:span></text:p>
          </table:table-cell>
        </table:table-row>
        <table:table-row>
          <table:table-cell table:style-name="Tabla1-Tokens.A2" office:value-type="string">
            <text:p text:style-name="P1">TR</text:p>
          </table:table-cell>
          <table:table-cell table:style-name="Tabla1-Tokens.B2" office:value-type="string">
            <text:p text:style-name="P13"><text:span text:style-name="T4">Token para la etiqueta &lt;tr&gt;</text:span></text:p>
          </table:table-cell>
        </table:table-row>
        <table:table-row>
          <table:table-cell table:style-name="Tabla1-Tokens.A2" office:value-type="string">
            <text:p text:style-name="P1">_TR</text:p>
          </table:table-cell>
          <table:table-cell table:style-name="Tabla1-Tokens.B2" office:value-type="string">
            <text:p text:style-name="P13"><text:span text:style-name="T4">Token para la etiqueta &lt;/tr&gt;</text:span></text:p>
          </table:table-cell>
        </table:table-row>
        <table:table-row>
          <table:table-cell table:style-name="Tabla1-Tokens.A2" office:value-type="string">
            <text:p text:style-name="P1">TT</text:p>
          </table:table-cell>
          <table:table-cell table:style-name="Tabla1-Tokens.B2" office:value-type="string">
            <text:p text:style-name="P13"><text:span text:style-name="T4">Token para la etiqueta &lt;tt&gt;</text:span></text:p>
          </table:table-cell>
        </table:table-row>
        <table:table-row>
          <table:table-cell table:style-name="Tabla1-Tokens.A2" office:value-type="string">
            <text:p text:style-name="P1">_TT</text:p>
          </table:table-cell>
          <table:table-cell table:style-name="Tabla1-Tokens.B2" office:value-type="string">
            <text:p text:style-name="P13"><text:span text:style-name="T4">Token para la etiqueta &lt;/tt&gt;</text:span></text:p>
          </table:table-cell>
        </table:table-row>
        <table:table-row>
          <table:table-cell table:style-name="Tabla1-Tokens.A2" office:value-type="string">
            <text:p text:style-name="P1">U</text:p>
          </table:table-cell>
          <table:table-cell table:style-name="Tabla1-Tokens.B2" office:value-type="string">
            <text:p text:style-name="P13"><text:span text:style-name="T4">Token para la etiqueta &lt;u&gt;</text:span></text:p>
          </table:table-cell>
        </table:table-row>
        <table:table-row>
          <table:table-cell table:style-name="Tabla1-Tokens.A2" office:value-type="string">
            <text:p text:style-name="P1">_U</text:p>
          </table:table-cell>
          <table:table-cell table:style-name="Tabla1-Tokens.B2" office:value-type="string">
            <text:p text:style-name="P13"><text:span text:style-name="T4">Token para la etiqueta &lt;/u&gt;</text:span></text:p>
          </table:table-cell>
        </table:table-row>
        <table:table-row>
          <table:table-cell table:style-name="Tabla1-Tokens.A2" office:value-type="string">
            <text:p text:style-name="P1">UL</text:p>
          </table:table-cell>
          <table:table-cell table:style-name="Tabla1-Tokens.B2" office:value-type="string">
            <text:p text:style-name="P13"><text:span text:style-name="T4">Token para la etiqueta &lt;ul&gt;</text:span></text:p>
          </table:table-cell>
        </table:table-row>
        <table:table-row>
          <table:table-cell table:style-name="Tabla1-Tokens.A2" office:value-type="string">
            <text:p text:style-name="P1">_UL</text:p>
          </table:table-cell>
          <table:table-cell table:style-name="Tabla1-Tokens.B2" office:value-type="string">
            <text:p text:style-name="P13"><text:span text:style-name="T4">Token para la etiqueta &lt;/ul&gt;</text:span></text:p>
          </table:table-cell>
        </table:table-row>
        <table:table-row>
          <table:table-cell table:style-name="Tabla1-Tokens.A2" office:value-type="string">
            <text:p text:style-name="P1">VAR</text:p>
          </table:table-cell>
          <table:table-cell table:style-name="Tabla1-Tokens.B2" office:value-type="string">
            <text:p text:style-name="P13"><text:span text:style-name="T4">Token para la etiqueta &lt;var&gt;</text:span></text:p>
          </table:table-cell>
        </table:table-row>
        <table:table-row>
          <table:table-cell table:style-name="Tabla1-Tokens.A2" office:value-type="string">
            <text:p text:style-name="P1">_VAR</text:p>
          </table:table-cell>
          <table:table-cell table:style-name="Tabla1-Tokens.B2" office:value-type="string">
            <text:p text:style-name="P13"><text:span text:style-name="T4">Token para la etiqueta &lt;/var&gt;</text:span></text:p>
          </table:table-cell>
        </table:table-row>
      </table:table>
      <text:p text:style-name="P3"><text:span text:style-name="T3"/></text:p>
      <text:h text:style-name="P8" text:outline-level="1"><text:span text:style-name="T6">Análisis de Resultados</text:span></text:h>
      <text:h text:style-name="Heading_20_2" text:outline-level="2"><text:span text:style-name="T6">Objetivos alcanzados</text:span></text:h>
      <text:p text:style-name="P5"><text:span text:style-name="T6">En este primer proyecto se logró alcanzar todos los objetivos. Los objetivos alcanzados fueron los siguientes:</text:span></text:p>
      <text:list xml:id="list1704513093" text:style-name="L1">
        <text:list-item>
          <text:p text:style-name="P6"><text:span text:style-name="T6">Se delimitaron los caracteres no válidos dentro del lenguaje.</text:span></text:p>
          <text:list>
            <text:list-item>
              <text:p text:style-name="P6"><text:span text:style-name="T6">En caso de encontrase uno, se imprime un mensaje de error mediante el stderr indicando la fila y la columna en donde se encontró el carácter no permitido.</text:span></text:p>
            </text:list-item>
          </text:list>
        </text:list-item>
        <text:list-item>
          <text:p text:style-name="P6"><text:span text:style-name="T6">La información leída es almacenada y retornada de acuerdo al token leído.</text:span></text:p>
        </text:list-item>
        <text:list-item>
          <text:p text:style-name="P6"><text:span text:style-name="T6">Se creó el archivo makefile que contiene las instrucciones para correr el programa.</text:span></text:p>
        </text:list-item>
      </text:list>
      <text:p text:style-name="P5"><text:span text:style-name="T6">Además, se tomaron en cuenta objetivos fuera del primer proyecto:</text:span></text:p>
      <text:list xml:id="list267304559" text:style-name="L2">
        <text:list-item>
          <text:p text:style-name="P7"><text:span text:style-name="T6">Se definió la expresión regular que reconoce los comentarios dentro de XHTML (&lt;!-- →)</text:span></text:p>
          <text:list>
            <text:list-item>
              <text:p text:style-name="P7"><text:span text:style-name="T6">En caso de no cerrase la etiqueta de comentario se desplegará un error, indicando dónde se encontró un comentario sin terminar.</text:span></text:p>
            </text:list-item>
          </text:list>
        </text:list-item>
        <text:list-item>
          <text:p text:style-name="P7"><text:span text:style-name="T6">Se definió la lista que almacenará los tags &lt;&gt; para determinar la correspondencia de las etiquetas. (Ejemplo: &lt;p&gt;&lt;b&gt;&lt;p&gt;&lt;/b&gt; → error).</text:span></text:p>
        </text:list-item>
      </text:list>
      <text:h text:style-name="Heading_20_2" text:outline-level="2"><text:span text:style-name="T6">Objetivos no alcanzados</text:span></text:h>
      <text:p text:style-name="P5"><text:span text:style-name="T6">Debido a que se lograron alcanzar todos los objetivos del proyecto, no quedan objetivos no alcanzados en este primer proyecto.</text:span></text:p>
      <text:p text:style-name="P5"><text:span text:style-name="T6"/></text:p>
      <text:p text:style-name="P3"><text:span text:style-name="T3"/></text:p>
      <text:p text:style-name="P3"><text:span text:style-name="T3"/></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Cortes</meta:initial-creator>
    <meta:creation-date>2013-04-08T01:00:56</meta:creation-date>
    <dc:date>2013-04-08T02:10:23</dc:date>
    <dc:creator>Daniel Cortes</dc:creator>
    <meta:editing-duration>PT53M45S</meta:editing-duration>
    <meta:editing-cycles>4</meta:editing-cycles>
    <meta:generator>LibreOffice/3.6$Linux_X86_64 LibreOffice_project/360m1$Build-2</meta:generator>
    <meta:document-statistic meta:table-count="1" meta:image-count="0" meta:object-count="0" meta:page-count="7" meta:paragraph-count="387" meta:word-count="1504" meta:character-count="8761" meta:non-whitespace-character-count="7651"/>
  </office:meta>
</office:document-meta>
</file>